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empty_20_card" svg:stroke-width="0cm" svg:stroke-color="#ffbf00" draw:marker-start-width="0.95cm" draw:marker-end-width="0.95cm" svg:stroke-opacity="50%" draw:fill="solid" draw:fill-color="#ffbf00" loext:fill-use-slide-background="false" draw:opacity="75%" draw:textarea-horizontal-align="justify" draw:textarea-vertical-align="middle" draw:auto-grow-height="false" fo:min-height="2.096cm" fo:min-width="0.846cm" fo:padding-top="0.375cm" fo:padding-bottom="0.375cm" fo:padding-left="0.5cm" fo:padding-right="0.5cm" draw:shadow="hidden" draw:shadow-opacity="75%" loext:decorative="false"/>
    </style:style>
    <style:style style:name="P1" style:family="paragraph">
      <loext:graphic-properties draw:fill="solid" draw:fill-color="#ffbf00" draw:opacity="7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cm" svg:height="3.5cm" svg:x="0cm" svg:y="0cm" svg:viewBox="0 0 2501 3501" svg:d="M454 305c-62 36-113 87-149 149-35 62-54 132-54 203v2188 1c0 71 19 141 54 203 18 30 39 58 64 83s54 47 85 66c62 35 132 54 203 54h1188 1c71 0 141-19 203-54 62-36 113-87 149-149 35-62 54-132 54-203v-2189c0-70-18-139-53-200-1-1-1-2-1-3-19-31-41-60-66-85s-53-46-83-64c-62-35-132-54-203-54h-1189c-71 0-141 19-203 54zM2484 380l-242 65 242-65c11 43 17 88 17 133v2475c0 45-6 90-17 133-12 43-29 85-52 123-22 39-50 75-81 107-32 31-68 59-106 81-39 23-81 40-124 52-43 11-88 17-133 17h-1-1474c-45 0-90-6-133-17-43-12-85-29-124-52-38-22-74-50-106-81l177-177-177 177c-31-32-59-68-81-107-23-38-40-80-52-123-11-43-17-88-17-133v-2475c0-45 6-90 17-133l242 65-242-65c12-43 29-85 52-123 22-39 50-75 81-107 32-31 68-59 106-81 39-23 81-40 124-52 43-11 88-17 133-17h1475c45 0 90 6 133 17l-65 242 65-242c43 12 85 29 123 52 39 22 75 50 107 81l-177 177 177-177c31 32 59 68 81 107 23 38 40 80 52 12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empty_20_card" draw:display-name="empty card" draw:style="rect" draw:dots1="1" draw:dots1-length="10%" draw:dots2="1" draw:dots2-length="10%" draw:distance="8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8T09:41:26.174000000</dc:date>
    <meta:editing-duration>PT57M54S</meta:editing-duration>
    <meta:editing-cycles>11</meta:editing-cycles>
    <meta:generator>LibreOffice/24.2.1.2$Windows_X86_64 LibreOffice_project/db4def46b0453cc22e2d0305797cf981b68ef5ac</meta:generator>
    <meta:document-statistic meta:object-count="1"/>
  </office:meta>
</office:document-meta>
</file>